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2.7cm" svg:x="8.5cm" svg:y="4.2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5cm" svg:height="2.8cm" svg:x="8.5cm" svg:y="8.9cm">
          <text:p text:style-name="P2">Resourc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cm" svg:height="2.7cm" svg:x="14.3cm" svg:y="6.4cm">
          <text:p text:style-name="P1">UI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cm" svg:y1="5.55cm" svg:x2="16.55cm" svg:y2="6.4cm" draw:start-shape="id1" draw:start-glue-point="1" draw:end-shape="id2" draw:end-glue-point="0" svg:d="M13000 5550h3550v850" svg:viewBox="0 0 3551 851">
          <text:p/>
        </draw:connector>
        <draw:connector draw:style-name="gr3" draw:text-style-name="P1" draw:layer="layout" svg:x1="16.55cm" svg:y1="9.1cm" svg:x2="13cm" svg:y2="10.3cm" draw:start-shape="id2" draw:start-glue-point="2" draw:end-shape="id3" draw:end-glue-point="1" svg:d="M16550 9100v1200h-3550" svg:viewBox="0 0 3551 1201">
          <text:p/>
        </draw:connector>
        <draw:custom-shape draw:style-name="gr4" draw:text-style-name="P1" xml:id="id4" draw:id="id4" draw:layer="layout" svg:width="3.6cm" svg:height="0.7cm" svg:x="8.95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.3cm" svg:x="9.45cm" svg:y="1.3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75cm" svg:y1="3.3cm" svg:x2="10.75cm" svg:y2="4.2cm" draw:start-shape="id4" draw:start-glue-point="2" draw:end-shape="id1" draw:end-glue-point="0" svg:d="M10750 3300v900" svg:viewBox="0 0 1 901">
          <text:p/>
        </draw:connector>
        <draw:connector draw:style-name="gr3" draw:text-style-name="P1" draw:layer="layout" svg:x1="10.75cm" svg:y1="6.9cm" svg:x2="10.75cm" svg:y2="8.9cm" draw:start-shape="id1" draw:start-glue-point="2" draw:end-shape="id3" draw:end-glue-point="0" svg:d="M10750 6900v2000" svg:viewBox="0 0 1 2001">
          <text:p/>
        </draw:connector>
        <draw:custom-shape draw:style-name="gr6" draw:text-style-name="P1" xml:id="id5" draw:id="id5" draw:layer="layout" svg:width="4.1cm" svg:height="2.8cm" svg:x="1.8cm" svg:y="8.9cm">
          <text:p text:style-name="P1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svg:x1="8.5cm" svg:y1="5.55cm" svg:x2="3.85cm" svg:y2="8.9cm" draw:start-shape="id1" draw:start-glue-point="3" draw:end-shape="id5" draw:end-glue-point="5" svg:d="M8500 5550h-4650v3350" svg:viewBox="0 0 4651 3351">
          <text:p/>
        </draw:connector>
        <draw:connector draw:style-name="gr7" draw:text-style-name="P1" draw:layer="layout" svg:x1="14.3cm" svg:y1="7.75cm" svg:x2="1.8cm" svg:y2="10.3cm" draw:start-shape="id2" draw:start-glue-point="3" draw:end-shape="id5" draw:end-glue-point="6" svg:d="M14300 7750h-13001v2550h501" svg:viewBox="0 0 13002 2551">
          <text:p/>
        </draw:connector>
        <draw:connector draw:style-name="gr7" draw:text-style-name="P1" draw:layer="layout" svg:x1="8.5cm" svg:y1="10.3cm" svg:x2="5.9cm" svg:y2="10.3cm" draw:start-shape="id3" draw:start-glue-point="3" draw:end-shape="id5" svg:d="M8500 10300h-2600" svg:viewBox="0 0 26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3-06T09:37:22.947460256</dc:date>
    <meta:editing-duration>P1DT13H46M19S</meta:editing-duration>
    <meta:editing-cycles>10</meta:editing-cycles>
    <meta:generator>LibreOffice/4.2.6.3$Linux_X86_64 LibreOffice_project/420m0$Build-3</meta:generator>
    <meta:document-statistic meta:object-count="13"/>
  </office:meta>
</office:document-meta>
</file>